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5/2022<text:bookmark-end text:name="Text14"/></text:p>
            <text:p text:style-name="Normální">KVOP-56957/2022<text:bookmark-end text:name="Text2"/></text:p>
            <text:p text:style-name="Normální"><text:bookmark-start text:name="Text6"/>04. 1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P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 podle zákona č. 106/1999 Sb., o svobodném přístupu k informacím</text:h>
      <text:p text:style-name="Základnítext">Vážený pane P.,</text:p>
      <text:p text:style-name="Základnítext">Dne 3. listopadu 2022 obdržela Kancelář veřejného ochránce práv Vaši žádost o informace. Žádáte o „nějaké materiály o vězeňství, výsledky šetření atd.“</text:p>
      <text:p text:style-name="Základnítext"><text:span text:style-name="Silné">Dáváme Vám tyto informace</text:span>:</text:p>
      <text:p text:style-name="Základnítext">Informační leták Vězeňství a Sborník stanovisek veřejného ochránce práv Vězeňství II z roku 2019. Aktuálnější vydání není k dispozici a ani se v současné době nepřipravuje.</text:p>
      <text:p text:style-name="Základnítext">S pozdravem</text:p>
      <text:p text:style-name="Základnítext"/>
      <text:p text:style-name="Základnítext"/>
      <text:p text:style-name="P18">JUDr. Pavel Pořízek,<text:s/>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Příloha"/>
      <text:p text:style-name="Příloha">Přílohy</text:p>
      <text:p text:style-name="P19">Informační leták Vězeňství</text:p>
      <text:p text:style-name="P20">Sborník stanovisek veřejného ochránce práv Vězeňství II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1O6F*</text:span></text:p>
        <text:p text:style-name="P12"><text:span text:style-name="T13">KVOPX00D1O6F</text:span>KVOPX00D1O6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22T09:10:00Z</meta:creation-date>
    <dc:date>2022-11-22T09:1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2" meta:character-count="777" meta:row-count="5" meta:non-whitespace-character-count="666"/>
  </office:meta>
</office:document-meta>
</file>